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2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2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4:59:47</dc:date>
    <dc:creator>Sebastian Schmidt</dc:creator>
    <meta:editing-duration>PT1H32M49S</meta:editing-duration>
    <meta:editing-cycles>14</meta:editing-cycles>
    <meta:generator>LibreOffice/4.0.2.2$Linux_X86_64 LibreOffice_project/400m0$Build-2</meta:generator>
    <meta:document-statistic meta:object-count="41"/>
  </office:meta>
</office:document-meta>
</file>